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movwaves-title">
      <style:graphic-properties draw:fill-color="#ffffff" fo:min-height="3.256cm"/>
    </style:style>
    <style:style style:name="pr2" style:family="presentation" style:parent-style-name="lyt-movwaves-outline1">
      <style:graphic-properties draw:fill-color="#ffffff" fo:min-height="10.75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1">
        <draw:frame presentation:style-name="pr1" draw:text-style-name="P1" draw:layer="layout" svg:width="24.6cm" svg:height="3.473cm" svg:x="1.4cm" svg:y="1.554cm" presentation:class="title" presentation:user-transformed="true">
          <draw:text-box>
            <text:p>Warehouse Simulator - Order Picker Expansion</text:p>
          </draw:text-box>
        </draw:frame>
        <draw:frame presentation:style-name="pr2" draw:text-style-name="P2" draw:layer="layout" svg:width="23cm" svg:height="36.853cm" svg:x="2.2cm" svg:y="5.5cm" presentation:class="outline" presentation:user-transformed="true">
          <draw:text-box>
            <text:list text:style-name="L2">
              <text:list-item>
                <text:p>Daulton Nelson</text:p>
              </text:list-item>
            </text:list>
            <text:p/>
            <text:p>Physics/Collision on Order Cart</text:p>
            <text:p>Changes in Sorting Algorythm</text:p>
            <text:p>Aesthetics in Shipping</text:p>
            <text:p>Expansion of Logging</text:p>
            <text:p>A Menu to view Logs</text:p>
            <text:p>A 'Zero (0)' added to shelf names</text:p>
            <text:p>Physics on Signs</text:p>
            <text:p>Some audio</text:p>
            <text:p>Items that building onto carts</text:p>
            <text:p>A restock function on shelves</text:p>
            <text:p>Work Day implementation</text:p>
            <text:p>A rate (items picker per time)</text:p>
            <text:p>Numbering of lanes so player can see numbering</text:p>
            <text:p>Movement Tutorial</text:p>
            <text:p>If have multiple of same item in queue, pick multiple</text:p>
            <text:p>Figure out how shelves can fill up by themselves</text:p>
            <text:p>Cut and split up User Interface 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movwaves" style:page-layout-name="PM1" draw:style-name="Mdp1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4$Win32 OpenOffice.org_project/414m5$Build-9788</meta:generator>
    <dc:title>Light Blue Shapes</dc:title>
    <dc:description>Presentation Layout Template</dc:description>
    <meta:creation-date>2020-11-22T22:27:27.16</meta:creation-date>
    <dc:language>en-US</dc:language>
    <meta:editing-cycles>2</meta:editing-cycles>
    <meta:editing-duration>PT1M15S</meta:editing-duration>
    <meta:initial-creator>daulton nelson</meta:initial-creator>
    <dc:date>2020-11-22T22:28:22.38</dc:date>
    <dc:creator>daulton nelson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Light Blue Shapes" xlink:href="file:///C:/Program%20Files%20(x86)/OpenOffice%204/share/template/en-US/layout/lyt-movwaves.otp"/>
  </office:meta>
</office:document-meta>
</file>